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758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8.239cm" svg:y="3.159cm">
          <draw:text-box>
            <text:p><text:span text:style-name="T1">age</text:span></text:p>
          </draw:text-box>
        </draw:frame>
        <draw:custom-shape draw:style-name="gr2" draw:text-style-name="P2" draw:layer="layout" svg:width="0.203cm" svg:height="0.203cm" draw:transform="rotate (-3.14159265358979) translate (10.44cm 3.5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8.239cm" svg:y="2.523cm">
          <draw:text-box>
            <text:p><text:span text:style-name="T1">relation</text:span></text:p>
          </draw:text-box>
        </draw:frame>
        <draw:custom-shape draw:style-name="gr4" draw:text-style-name="P3" xml:id="id2" draw:id="id2" draw:layer="layout" svg:width="0.254cm" svg:height="0.508cm" svg:x="7.985cm" svg:y="2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0.254cm" svg:height="0.635cm" svg:x="10.271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032cm" svg:x="7.985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7.985cm" svg:y="1.762cm">
          <draw:text-box>
            <text:p><text:span text:style-name="T2">Maximize</text:span></text:p>
          </draw:text-box>
        </draw:frame>
        <draw:frame draw:style-name="gr1" draw:text-style-name="P1" draw:layer="layout" svg:width="2.286cm" svg:height="0.509cm" svg:x="4.175cm" svg:y="2.905cm">
          <draw:text-box>
            <text:p><text:span text:style-name="T1">Sailors</text:span></text:p>
          </draw:text-box>
        </draw:frame>
        <draw:custom-shape draw:style-name="gr2" draw:text-style-name="P2" draw:layer="layout" svg:width="0.203cm" svg:height="0.203cm" draw:transform="rotate (-3.14159265358979) translate (6.376cm 3.2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1" draw:id="id1" draw:layer="layout" svg:width="0.254cm" svg:height="0.635cm" svg:x="6.207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54cm" svg:height="1.397cm" svg:x="3.92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3.921cm" svg:y="2.143cm">
          <draw:text-box>
            <text:p><text:span text:style-name="T2">Table</text:span></text:p>
          </draw:text-box>
        </draw:frame>
        <draw:connector draw:style-name="gr9" draw:text-style-name="P6" draw:layer="layout" draw:type="curve" svg:x1="6.461cm" svg:y1="2.46cm" svg:x2="7.985cm" svg:y2="2.777cm" draw:start-shape="id1" draw:start-glue-point="1" draw:end-shape="id2" draw:end-glue-point="3" svg:d="M6461 2460c1143 0 381 317 1524 317" svg:viewBox="0 0 1525 318">
          <text:p/>
        </draw:connector>
        <draw:custom-shape draw:style-name="gr8" draw:text-style-name="P4" draw:layer="layout" svg:width="2.54cm" svg:height="1.397cm" svg:x="12.049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12.049cm" svg:y="2.27cm">
          <draw:text-box>
            <text:p><text:span text:style-name="T2">Output</text:span></text:p>
          </draw:text-box>
        </draw:frame>
        <draw:frame draw:style-name="gr3" draw:text-style-name="P1" draw:layer="layout" svg:width="2.159cm" svg:height="0.509cm" svg:x="12.303cm" svg:y="3.031cm">
          <draw:text-box>
            <text:p><text:span text:style-name="T1">output</text:span></text:p>
          </draw:text-box>
        </draw:frame>
        <draw:custom-shape draw:style-name="gr4" draw:text-style-name="P3" xml:id="id4" draw:id="id4" draw:layer="layout" svg:width="0.254cm" svg:height="0.508cm" svg:x="12.049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curve" svg:x1="10.525cm" svg:y1="2.079cm" svg:x2="12.049cm" svg:y2="3.285cm" draw:start-shape="id3" draw:start-glue-point="1" draw:end-shape="id4" draw:end-glue-point="3" svg:d="M10525 2079c1143 0 381 1206 1524 1206" svg:viewBox="0 0 1525 1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7T03:00:55.165506545</dc:date>
    <meta:editing-duration>PT1H4M3S</meta:editing-duration>
    <meta:editing-cycles>17</meta:editing-cycles>
    <meta:generator>LibreOffice/4.4.1.2$Linux_X86_64 LibreOffice_project/40m0$Build-2</meta:generator>
    <meta:document-statistic meta:object-count="18"/>
  </office:meta>
</office:document-meta>
</file>